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eriv" svg:font-family="'Liberation Seriv'"/>
    <style:font-face style:name="LiberationSerif" svg:font-family="LiberationSerif" style:font-family-generic="roman"/>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font-style="italic" officeooo:rsid="00102b27" officeooo:paragraph-rsid="00102b27" style:font-style-asian="italic" style:font-style-complex="italic"/>
    </style:style>
    <style:style style:name="P2" style:family="paragraph" style:parent-style-name="Heading_20_2">
      <style:text-properties officeooo:rsid="00102b27" officeooo:paragraph-rsid="00102b27"/>
    </style:style>
    <style:style style:name="P3" style:family="paragraph" style:parent-style-name="Heading_20_2">
      <style:text-properties officeooo:rsid="00102b27" officeooo:paragraph-rsid="0012be4e"/>
    </style:style>
    <style:style style:name="P4" style:family="paragraph" style:parent-style-name="Heading_20_2">
      <style:text-properties officeooo:rsid="0011333d" officeooo:paragraph-rsid="0011333d"/>
    </style:style>
    <style:style style:name="P5" style:family="paragraph" style:parent-style-name="Heading_20_2">
      <style:text-properties officeooo:rsid="0011333d" officeooo:paragraph-rsid="0012be4e"/>
    </style:style>
    <style:style style:name="P6" style:family="paragraph" style:parent-style-name="Heading_20_2">
      <style:paragraph-properties fo:break-before="page"/>
      <style:text-properties officeooo:rsid="00102b27" officeooo:paragraph-rsid="0012be4e"/>
    </style:style>
    <style:style style:name="P7" style:family="paragraph" style:parent-style-name="Preformatted_20_Text">
      <style:text-properties officeooo:paragraph-rsid="00102b27"/>
    </style:style>
    <style:style style:name="P8" style:family="paragraph" style:parent-style-name="Preformatted_20_Text">
      <style:text-properties style:font-name="LiberationSerif" fo:font-size="12pt" style:font-size-asian="12pt" style:font-size-complex="12pt"/>
    </style:style>
    <style:style style:name="P9" style:family="paragraph" style:parent-style-name="Preformatted_20_Text">
      <style:text-properties style:font-name="LiberationSerif" fo:font-size="12pt" officeooo:paragraph-rsid="0012be4e" style:font-size-asian="12pt" style:font-size-complex="12pt"/>
    </style:style>
    <style:style style:name="P10" style:family="paragraph" style:parent-style-name="Preformatted_20_Text">
      <style:text-properties officeooo:paragraph-rsid="0012be4e"/>
    </style:style>
    <style:style style:name="P11" style:family="paragraph" style:parent-style-name="Preformatted_20_Text">
      <style:paragraph-properties fo:margin-top="0cm" fo:margin-bottom="0.21cm" loext:contextual-spacing="false"/>
    </style:style>
    <style:style style:name="P12" style:family="paragraph" style:parent-style-name="Preformatted_20_Text">
      <style:paragraph-properties fo:margin-top="0cm" fo:margin-bottom="0.21cm" loext:contextual-spacing="false"/>
      <style:text-properties fo:font-weight="bold"/>
    </style:style>
    <style:style style:name="P13" style:family="paragraph" style:parent-style-name="Preformatted_20_Text">
      <style:paragraph-properties fo:margin-top="0cm" fo:margin-bottom="0.21cm" loext:contextual-spacing="false"/>
      <style:text-properties fo:font-weight="bold" officeooo:paragraph-rsid="0012be4e"/>
    </style:style>
    <style:style style:name="P14" style:family="paragraph" style:parent-style-name="Preformatted_20_Text">
      <style:paragraph-properties fo:margin-top="0cm" fo:margin-bottom="0.21cm" loext:contextual-spacing="false"/>
      <style:text-properties officeooo:paragraph-rsid="0011333d"/>
    </style:style>
    <style:style style:name="P15" style:family="paragraph" style:parent-style-name="Preformatted_20_Text">
      <style:paragraph-properties fo:margin-top="0cm" fo:margin-bottom="0.21cm" loext:contextual-spacing="false"/>
      <style:text-properties officeooo:paragraph-rsid="0012be4e"/>
    </style:style>
    <style:style style:name="P16" style:family="paragraph" style:parent-style-name="Text_20_body">
      <style:text-properties officeooo:rsid="00102b27" officeooo:paragraph-rsid="00102b27"/>
    </style:style>
    <style:style style:name="P17" style:family="paragraph" style:parent-style-name="Text_20_body">
      <style:text-properties officeooo:rsid="00102b27" officeooo:paragraph-rsid="0012be4e"/>
    </style:style>
    <style:style style:name="P18" style:family="paragraph" style:parent-style-name="Text_20_body">
      <style:text-properties officeooo:rsid="0011333d" officeooo:paragraph-rsid="0011333d"/>
    </style:style>
    <style:style style:name="P19" style:family="paragraph" style:parent-style-name="Text_20_body">
      <style:text-properties officeooo:rsid="0011333d" officeooo:paragraph-rsid="0012be4e"/>
    </style:style>
    <style:style style:name="P20" style:family="paragraph" style:parent-style-name="Text_20_body" style:list-style-name="L1">
      <style:text-properties officeooo:rsid="0011661d" officeooo:paragraph-rsid="0011661d"/>
    </style:style>
    <style:style style:name="P21" style:family="paragraph" style:parent-style-name="Text_20_body" style:list-style-name="L1">
      <style:text-properties officeooo:rsid="0011661d" officeooo:paragraph-rsid="0012be4e"/>
    </style:style>
    <style:style style:name="P22" style:family="paragraph" style:parent-style-name="Text_20_body">
      <style:text-properties style:text-underline-style="solid" style:text-underline-width="auto" style:text-underline-color="font-color" officeooo:rsid="0011661d" officeooo:paragraph-rsid="0011661d"/>
    </style:style>
    <style:style style:name="P23" style:family="paragraph" style:parent-style-name="Text_20_body">
      <style:text-properties style:text-underline-style="solid" style:text-underline-width="auto" style:text-underline-color="font-color" officeooo:rsid="0011661d" officeooo:paragraph-rsid="0012be4e"/>
    </style:style>
    <style:style style:name="P24" style:family="paragraph" style:parent-style-name="Text_20_body" style:list-style-name="L1">
      <style:text-properties officeooo:paragraph-rsid="0011661d"/>
    </style:style>
    <style:style style:name="P25" style:family="paragraph" style:parent-style-name="Text_20_body" style:list-style-name="L1">
      <style:text-properties officeooo:paragraph-rsid="0012be4e"/>
    </style:style>
    <style:style style:name="P26" style:family="paragraph">
      <loext:graphic-properties draw:fill="none" draw:fill-color="#ffffff"/>
    </style:style>
    <style:style style:name="T1" style:family="text">
      <style:text-properties style:font-name="Arial"/>
    </style:style>
    <style:style style:name="T2" style:family="text">
      <style:text-properties officeooo:rsid="0011661d"/>
    </style:style>
    <style:style style:name="T3" style:family="text">
      <style:text-properties style:font-name="Courier New"/>
    </style:style>
    <style:style style:name="T4" style:family="text">
      <style:text-properties style:font-name="Courier New" officeooo:rsid="0011661d"/>
    </style:style>
    <style:style style:name="T5" style:family="text">
      <style:text-properties style:font-name="Liberation Seriv"/>
    </style:style>
    <style:style style:name="T6" style:family="text">
      <style:text-properties style:font-name="Liberation Serif"/>
    </style:style>
    <style:style style:name="T7" style:family="text">
      <style:text-properties style:font-name="Liberation Serif" fo:font-size="12pt" style:font-size-asian="12pt" style:font-size-complex="12pt"/>
    </style:style>
    <style:style style:name="T8" style:family="text">
      <style:text-properties fo:font-size="12pt" style:font-size-asian="12pt" style:font-size-complex="12pt"/>
    </style:style>
    <style:style style:name="T9" style:family="text">
      <style:text-properties style:font-name="LiberationSerif"/>
    </style:style>
    <style:style style:name="T10" style:family="text">
      <style:text-properties style:font-name="LiberationSerif"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7.38cm" style:run-through="foreground" style:wrap="parallel" style:number-wrapped-paragraphs="no-limit" style:wrap-contour="true" style:wrap-contour-mode="full"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Travelling Salesman Problem</text:h>
      <text:p text:style-name="P16">Beim Travelling Salesman Problem (TSP) geht es darum, eine möglichst kurze Rundreise durch eine gegebene Anzahl von Städten zu finden. „Rundreise“ bedeutet, dass man von der letzten besuchten Stadt auch wieder zum Ausgangspunkt zurückkehren muss.</text:p>
      <text:h text:style-name="P2" text:outline-level="2">Backtracking-Strategie</text:h>
      <text:p text:style-name="P7"><text:span text:style-name="Source_20_Text"><text:span text:style-name="T10">Teillösung ist zu Anfang leer.</text:span></text:span></text:p>
      <text:p text:style-name="Preformatted_20_Text"><text:span text:style-name="Source_20_Text"><text:span text:style-name="T10">Stufe ist 0.</text:span></text:span></text:p>
      <text:p text:style-name="P8"/>
      <text:p text:style-name="P12"><text:span text:style-name="Source_20_Text"><text:span text:style-name="T10">Funktion FindeLoesung (Stufe, Teillösung)</text:span></text:span></text:p>
      <text:p text:style-name="P11"><text:span text:style-name="Source_20_Text"><text:span text:style-name="T7"><text:s/>1. Abbruchbedingung: Wenn die Stufe zu groß ist<text:line-break/><text:tab/>oder es keinen Teil-Lösungsschritt mehr gibt. <text:s text:c="2"/></text:span></text:span></text:p>
      <text:p text:style-name="P14"><text:span text:style-name="Source_20_Text"><text:span text:style-name="T7"><text:s/>2. Abbruchbedingung: Wenn eine Lösung erreicht wurde.<text:line-break/><text:tab/>Bearbeite ggf. die Lösung! <text:s text:c="2"/></text:span></text:span></text:p>
      <text:p text:style-name="P11"><text:span text:style-name="Source_20_Text"><text:span text:style-name="T7"><text:s/>3. wiederhole, solange es noch neue Teil-Lösungsschritte gibt:<text:line-break/><text:tab/>a) Wähle einen neuen Teil-Lösungsschritt<text:line-break/><text:tab/>b) Erweitere Teillösung um Wahl.<text:line-break/><text:tab/>c) rekursiver Aufruf: FindeLoesung(Stufe+1, Teillösung) <text:line-break/><text:tab/>d) Mache die Erweiterung der Teillösung rückgängig </text:span></text:span></text:p>
      <text:h text:style-name="P4" text:outline-level="2"><draw:frame text:anchor-type="paragraph" draw:z-index="0" draw:name="Form1" draw:style-name="gr1" draw:text-style-name="P26" svg:width="7.859cm" svg:height="7.381cm" svg:x="9.181cm" svg:y="0.459cm"><draw:text-box><text:p><text:s/>TravellingSalesmanProblem</text:p><text:p>-------------------------------------------------------</text:p><text:p><text:s/>- staedte: String[]</text:p><text:p><text:s/>- entfernungen: int[][]</text:p><text:p><text:s/>- staedteZahl: int</text:p><text:p><text:s/>- startIndex: int</text:p><text:p><text:s/>- besucht: boolean[]</text:p><text:p><text:s/>- kmAktuell: int</text:p><text:p><text:s/>- kmBeste: int</text:p><text:p><text:s/>- reihenfolgeAktuell: List&lt;String&gt;</text:p><text:p><text:s/>- reihenfolgeBeste: List&lt;String&gt;</text:p><text:p>-------------------------------------------------------</text:p><text:p><text:s/>+ kopiereAktuelleListeInBesteListe()</text:p><text:p><text:s/>+ findeKuerzesteRundReise()</text:p><text:p><text:s/>+ backtracking(stufe: int, aktuellerIndex: int)</text:p></draw:text-box></draw:frame>Vorgegebene Implementierung</text:h>
      <text:p text:style-name="P18">Die Klasse TravellingSalesmanProblem sieht schon einige sinnvolle Attribute und Methoden vor, die im Klassendiagramm rechts dargestellt sind.</text:p>
      <text:p text:style-name="P22">Hinweise:</text:p>
      <text:list xml:id="list2934196344" text:style-name="L1">
        <text:list-item>
          <text:p text:style-name="P20">in der backtracking-Methode wird mit dem Parameter <text:span text:style-name="T3">aktuellerIndex</text:span> übergeben, welche Stadt gerade „dran“ ist.</text:p>
        </text:list-item>
        <text:list-item>
          <text:p text:style-name="P24"><text:span text:style-name="T2">Um eine Stadt aus </text:span><text:span text:style-name="T4">reihenfolgeAktuell</text:span><text:span text:style-name="T2"> zu löschen, muss man folgendes tun:<text:line-break/></text:span><text:span text:style-name="T4">reihenfolgeAktuell.toLast();<text:line-break/>reihenfolgeAktuell.remove();</text:span></text:p>
        </text:list-item>
      </text:list>
      <text:h text:style-name="P6" text:outline-level="2">Travelling Salesman Problem</text:h>
      <text:p text:style-name="P17">Beim Travelling Salesman Problem (TSP) geht es darum, eine möglichst kurze Rundreise durch eine gegebene Anzahl von Städten zu finden. „Rundreise“ bedeutet, dass man von der letzten besuchten Stadt auch wieder zum Ausgangspunkt zurückkehren muss.</text:p>
      <text:h text:style-name="P3" text:outline-level="2">Backtracking-Strategie</text:h>
      <text:p text:style-name="P10"><text:span text:style-name="Source_20_Text"><text:span text:style-name="T10">Teillösung ist zu Anfang leer.</text:span></text:span></text:p>
      <text:p text:style-name="P10"><text:span text:style-name="Source_20_Text"><text:span text:style-name="T10">Stufe ist 0.</text:span></text:span></text:p>
      <text:p text:style-name="P9"/>
      <text:p text:style-name="P13"><text:span text:style-name="Source_20_Text"><text:span text:style-name="T10">Funktion FindeLoesung (Stufe, Teillösung)</text:span></text:span></text:p>
      <text:p text:style-name="P15"><text:span text:style-name="Source_20_Text"><text:span text:style-name="T7"><text:s/>1. Abbruchbedingung: Wenn die Stufe zu groß ist<text:line-break/><text:tab/>oder es keinen Teil-Lösungsschritt mehr gibt. <text:s text:c="2"/></text:span></text:span></text:p>
      <text:p text:style-name="P15"><text:span text:style-name="Source_20_Text"><text:span text:style-name="T7"><text:s/>2. Abbruchbedingung: Wenn eine Lösung erreicht wurde.<text:line-break/><text:tab/>Bearbeite ggf. die Lösung! <text:s text:c="2"/></text:span></text:span></text:p>
      <text:p text:style-name="P15"><text:span text:style-name="Source_20_Text"><text:span text:style-name="T7"><text:s/>3. wiederhole, solange es noch neue Teil-Lösungsschritte gibt:<text:line-break/><text:tab/>a) Wähle einen neuen Teil-Lösungsschritt<text:line-break/><text:tab/>b) Erweitere Teillösung um Wahl.<text:line-break/><text:tab/>c) rekursiver Aufruf: FindeLoesung(Stufe+1, Teillösung) <text:line-break/><text:tab/>d) Mache die Erweiterung der Teillösung rückgängig </text:span></text:span></text:p>
      <text:h text:style-name="P5" text:outline-level="2"><draw:frame text:anchor-type="paragraph" draw:z-index="1" draw:name="Form1_0" draw:style-name="gr1" draw:text-style-name="P26" svg:width="7.859cm" svg:height="7.381cm" svg:x="9.181cm" svg:y="0.459cm"><draw:text-box><text:p><text:s/>TravellingSalesmanProblem</text:p><text:p>-------------------------------------------------------</text:p><text:p><text:s/>- staedte: String[]</text:p><text:p><text:s/>- entfernungen: int[][]</text:p><text:p><text:s/>- staedteZahl: int</text:p><text:p><text:s/>- startIndex: int</text:p><text:p><text:s/>- besucht: boolean[]</text:p><text:p><text:s/>- kmAktuell: int</text:p><text:p><text:s/>- kmBeste: int</text:p><text:p><text:s/>- reihenfolgeAktuell: List&lt;String&gt;</text:p><text:p><text:s/>- reihenfolgeBeste: List&lt;String&gt;</text:p><text:p>-------------------------------------------------------</text:p><text:p><text:s/>+ kopiereAktuelleListeInBesteListe()</text:p><text:p><text:s/>+ findeKuerzesteRundReise()</text:p><text:p><text:s/>+ backtracking(stufe: int, aktuellerIndex: int)</text:p></draw:text-box></draw:frame>Vorgegebene Implementierung</text:h>
      <text:p text:style-name="P19">Die Klasse TravellingSalesmanProblem sieht schon einige sinnvolle Attribute und Methoden vor, die im Klassendiagramm rechts dargestellt sind.</text:p>
      <text:p text:style-name="P23">Hinweise:</text:p>
      <text:list xml:id="list170309713357246" text:continue-numbering="true" text:style-name="L1">
        <text:list-item>
          <text:p text:style-name="P21">in der backtracking-Methode wird mit dem Parameter <text:span text:style-name="T3">aktuellerIndex</text:span> übergeben, welche Stadt gerade „dran“ ist.</text:p>
        </text:list-item>
        <text:list-item>
          <text:p text:style-name="P25"><text:span text:style-name="T4">Um eine Stadt aus reihenfolgeAktuell zu löschen, muss man folgendes tun:<text:line-break/>reihenfolgeAktuell.toLast();<text:line-break/>reihenfolgeAktuell.remove();</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eriv" svg:font-family="'Liberation Seriv'"/>
    <style:font-face style:name="LiberationSerif" svg:font-family="LiberationSerif" style:font-family-generic="roman"/>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102b27" officeooo:paragraph-rsid="00102b27"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Informatik LK Q2<text:tab/>Backtracking: Travelling Salesman Problem<text:tab/>August 2020</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27T16:39:46.564000000</meta:creation-date>
    <dc:date>2020-08-27T17:03:07.756000000</dc:date>
    <meta:editing-duration>PT13M9S</meta:editing-duration>
    <meta:editing-cycles>3</meta:editing-cycles>
    <meta:generator>LibreOffice/6.4.2.2$Windows_X86_64 LibreOffice_project/4e471d8c02c9c90f512f7f9ead8875b57fcb1ec3</meta:generator>
    <meta:document-statistic meta:table-count="0" meta:image-count="0" meta:object-count="0" meta:page-count="2" meta:paragraph-count="29" meta:word-count="319" meta:character-count="2526" meta:non-whitespace-character-count="2206"/>
  </office:meta>
</office:document-meta>
</file>